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0A300000059FB8FAF61.eps"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ba52"/>
    </style:style>
    <style:style style:name="P2" style:family="paragraph" style:parent-style-name="Standard">
      <style:text-properties officeooo:paragraph-rsid="000b4143"/>
    </style:style>
    <style:style style:name="P3" style:family="paragraph" style:parent-style-name="Standard">
      <style:text-properties officeooo:paragraph-rsid="0013a959"/>
    </style:style>
    <style:style style:name="P4" style:family="paragraph" style:parent-style-name="Standard">
      <style:text-properties officeooo:paragraph-rsid="001619da"/>
    </style:style>
    <style:style style:name="P5" style:family="paragraph" style:parent-style-name="Standard">
      <style:paragraph-properties fo:text-align="center" style:justify-single-word="false"/>
      <style:text-properties officeooo:paragraph-rsid="001a2c2b"/>
    </style:style>
    <style:style style:name="P6" style:family="paragraph" style:parent-style-name="Standard">
      <style:text-properties officeooo:paragraph-rsid="001d67ab"/>
    </style:style>
    <style:style style:name="P7" style:family="paragraph" style:parent-style-name="Standard">
      <style:text-properties officeooo:paragraph-rsid="002e4a89"/>
    </style:style>
    <style:style style:name="P8" style:family="paragraph" style:parent-style-name="Standard">
      <style:text-properties officeooo:paragraph-rsid="00340861"/>
    </style:style>
    <style:style style:name="P9" style:family="paragraph" style:parent-style-name="Standard">
      <style:text-properties officeooo:paragraph-rsid="003f61c0"/>
    </style:style>
    <style:style style:name="P10" style:family="paragraph" style:parent-style-name="Standard">
      <style:text-properties officeooo:paragraph-rsid="004b29f5"/>
    </style:style>
    <style:style style:name="P11" style:family="paragraph" style:parent-style-name="Standard">
      <style:text-properties fo:font-size="18pt" officeooo:paragraph-rsid="004dce8b" style:font-size-asian="18pt" style:font-size-complex="18pt"/>
    </style:style>
    <style:style style:name="P12" style:family="paragraph" style:parent-style-name="Standard">
      <style:paragraph-properties fo:break-before="page"/>
      <style:text-properties officeooo:paragraph-rsid="003f61c0"/>
    </style:style>
    <style:style style:name="T1" style:family="text">
      <style:text-properties officeooo:rsid="0009ba52"/>
    </style:style>
    <style:style style:name="T2" style:family="text">
      <style:text-properties officeooo:rsid="000a3a0b"/>
    </style:style>
    <style:style style:name="T3" style:family="text">
      <style:text-properties officeooo:rsid="000b4143"/>
    </style:style>
    <style:style style:name="T4" style:family="text">
      <style:text-properties officeooo:rsid="000ba979"/>
    </style:style>
    <style:style style:name="T5" style:family="text">
      <style:text-properties officeooo:rsid="000d5aa5"/>
    </style:style>
    <style:style style:name="T6" style:family="text">
      <style:text-properties officeooo:rsid="000eadc5"/>
    </style:style>
    <style:style style:name="T7" style:family="text">
      <style:text-properties officeooo:rsid="001089cc"/>
    </style:style>
    <style:style style:name="T8" style:family="text">
      <style:text-properties officeooo:rsid="0010e44b"/>
    </style:style>
    <style:style style:name="T9" style:family="text">
      <style:text-properties officeooo:rsid="0010ef69"/>
    </style:style>
    <style:style style:name="T10" style:family="text">
      <style:text-properties officeooo:rsid="0013a959"/>
    </style:style>
    <style:style style:name="T11" style:family="text">
      <style:text-properties officeooo:rsid="00145eac"/>
    </style:style>
    <style:style style:name="T12" style:family="text">
      <style:text-properties officeooo:rsid="0015c4e8"/>
    </style:style>
    <style:style style:name="T13" style:family="text">
      <style:text-properties officeooo:rsid="001619da"/>
    </style:style>
    <style:style style:name="T14" style:family="text">
      <style:text-properties officeooo:rsid="001881fe"/>
    </style:style>
    <style:style style:name="T15" style:family="text">
      <style:text-properties officeooo:rsid="00197bd2"/>
    </style:style>
    <style:style style:name="T16" style:family="text">
      <style:text-properties officeooo:rsid="001a2c2b"/>
    </style:style>
    <style:style style:name="T17" style:family="text">
      <style:text-properties officeooo:rsid="001b698e"/>
    </style:style>
    <style:style style:name="T18" style:family="text">
      <style:text-properties officeooo:rsid="001d67ab"/>
    </style:style>
    <style:style style:name="T19" style:family="text">
      <style:text-properties officeooo:rsid="001f2852"/>
    </style:style>
    <style:style style:name="T20" style:family="text">
      <style:text-properties officeooo:rsid="00208453"/>
    </style:style>
    <style:style style:name="T21" style:family="text">
      <style:text-properties officeooo:rsid="00222260"/>
    </style:style>
    <style:style style:name="T22" style:family="text">
      <style:text-properties officeooo:rsid="0023e048"/>
    </style:style>
    <style:style style:name="T23" style:family="text">
      <style:text-properties officeooo:rsid="0024cde3"/>
    </style:style>
    <style:style style:name="T24" style:family="text">
      <style:text-properties officeooo:rsid="00250644"/>
    </style:style>
    <style:style style:name="T25" style:family="text">
      <style:text-properties officeooo:rsid="002760c7"/>
    </style:style>
    <style:style style:name="T26" style:family="text">
      <style:text-properties officeooo:rsid="002923a5"/>
    </style:style>
    <style:style style:name="T27" style:family="text">
      <style:text-properties officeooo:rsid="00297670"/>
    </style:style>
    <style:style style:name="T28" style:family="text">
      <style:text-properties officeooo:rsid="002aa000"/>
    </style:style>
    <style:style style:name="T29" style:family="text">
      <style:text-properties officeooo:rsid="002c8d61"/>
    </style:style>
    <style:style style:name="T30" style:family="text">
      <style:text-properties officeooo:rsid="002e4a89"/>
    </style:style>
    <style:style style:name="T31" style:family="text">
      <style:text-properties officeooo:rsid="002ed329"/>
    </style:style>
    <style:style style:name="T32" style:family="text">
      <style:text-properties officeooo:rsid="00300bc4"/>
    </style:style>
    <style:style style:name="T33" style:family="text">
      <style:text-properties officeooo:rsid="003042fb"/>
    </style:style>
    <style:style style:name="T34" style:family="text">
      <style:text-properties officeooo:rsid="0031bda9"/>
    </style:style>
    <style:style style:name="T35" style:family="text">
      <style:text-properties officeooo:rsid="0032370f"/>
    </style:style>
    <style:style style:name="T36" style:family="text">
      <style:text-properties officeooo:rsid="003251ee"/>
    </style:style>
    <style:style style:name="T37" style:family="text">
      <style:text-properties officeooo:rsid="0033cada"/>
    </style:style>
    <style:style style:name="T38" style:family="text">
      <style:text-properties officeooo:rsid="00340861"/>
    </style:style>
    <style:style style:name="T39" style:family="text">
      <style:text-properties officeooo:rsid="00353ea2"/>
    </style:style>
    <style:style style:name="T40" style:family="text">
      <style:text-properties officeooo:rsid="00370d73"/>
    </style:style>
    <style:style style:name="T41" style:family="text">
      <style:text-properties officeooo:rsid="00371ba1"/>
    </style:style>
    <style:style style:name="T42" style:family="text">
      <style:text-properties officeooo:rsid="0037e8ed"/>
    </style:style>
    <style:style style:name="T43" style:family="text">
      <style:text-properties officeooo:rsid="0038df8c"/>
    </style:style>
    <style:style style:name="T44" style:family="text">
      <style:text-properties officeooo:rsid="003a2ed1"/>
    </style:style>
    <style:style style:name="T45" style:family="text">
      <style:text-properties officeooo:rsid="003a47ad"/>
    </style:style>
    <style:style style:name="T46" style:family="text">
      <style:text-properties officeooo:rsid="003bd414"/>
    </style:style>
    <style:style style:name="T47" style:family="text">
      <style:text-properties officeooo:rsid="003ca541"/>
    </style:style>
    <style:style style:name="T48" style:family="text">
      <style:text-properties officeooo:rsid="003e29ee"/>
    </style:style>
    <style:style style:name="T49" style:family="text">
      <style:text-properties officeooo:rsid="003e4dd0"/>
    </style:style>
    <style:style style:name="T50" style:family="text">
      <style:text-properties officeooo:rsid="003f61c0"/>
    </style:style>
    <style:style style:name="T51" style:family="text">
      <style:text-properties officeooo:rsid="003fcc2c"/>
    </style:style>
    <style:style style:name="T52" style:family="text">
      <style:text-properties fo:font-weight="bold" officeooo:rsid="003f61c0" style:font-weight-asian="bold" style:font-weight-complex="bold"/>
    </style:style>
    <style:style style:name="T53" style:family="text">
      <style:text-properties officeooo:rsid="00422a86"/>
    </style:style>
    <style:style style:name="T54" style:family="text">
      <style:text-properties officeooo:rsid="00435aa2"/>
    </style:style>
    <style:style style:name="T55" style:family="text">
      <style:text-properties officeooo:rsid="0045b8c7"/>
    </style:style>
    <style:style style:name="T56" style:family="text">
      <style:text-properties officeooo:rsid="00468cd4"/>
    </style:style>
    <style:style style:name="T57" style:family="text">
      <style:text-properties officeooo:rsid="0048e94c"/>
    </style:style>
    <style:style style:name="T58" style:family="text">
      <style:text-properties officeooo:rsid="004a62b9"/>
    </style:style>
    <style:style style:name="T59" style:family="text">
      <style:text-properties officeooo:rsid="004af8cd"/>
    </style:style>
    <style:style style:name="T60" style:family="text">
      <style:text-properties officeooo:rsid="004c6e5c"/>
    </style:style>
    <style:style style:name="T61" style:family="text">
      <style:text-properties officeooo:rsid="004dce8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irst, I investigated whether the OpenGL shared libraries from the MotoX phone would solve any of the forceful reboot issues I was experiencing on the Nexus 4. <text:s/>I transferred over the shared libraries </text:span><text:span text:style-name="T2">(they had the same shared libraries </text:span><text:span text:style-name="T49">for OpenGL</text:span><text:span text:style-name="T2">, but they were not binary equivalents)</text:span><text:span text:style-name="T1">, and discovered that the Nexus 4 booted up as normal. <text:s/>However, on attempting to run a long running OpenCL kernel, I discovered that the forceful reboot problem still existed, taking (as before) roughly 10 seconds before the device would reboot.</text:span></text:p>
      <text:p text:style-name="P1"><text:span text:style-name="T1"/></text:p>
      <text:p text:style-name="P2"><text:span text:style-name="T2">I then investigated more information about the GPU hardware information for the MotoX. <text:s/></text:span><text:span text:style-name="T3">I had trouble finding any information directly from Qualcomm, but I was able to find information on the chipset used by the MotoX (the MSM8960DT) from a third party device specification database (PDAdb.net). <text:s/>In particular, the chipset has a 400 MHz quad-core Adreno 320 MP4 GPU. <text:s/></text:span><text:span text:style-name="T4">I wasn't able to find information about the GPU device memory </text:span><text:span text:style-name="T18">[1]</text:span><text:span text:style-name="T4">.</text:span></text:p>
      <text:p text:style-name="P1"><text:span text:style-name="T1"/></text:p>
      <text:p text:style-name="P4"><text:span text:style-name="T5">I then started </text:span><text:span text:style-name="T6">modifying </text:span><text:span text:style-name="T5">the </text:span><text:span text:style-name="T6">OpenCL code for running the AES encryption algorithm. <text:s/>In particular, previously it used a global work size of (N / 16) where N is the size of the input array. <text:s/></text:span><text:span text:style-name="T7">However, this could result in </text:span><text:span text:style-name="T8">extra </text:span><text:span text:style-name="T7">overhead in thread scheduling, </text:span><text:span text:style-name="T8">depending on how the OpenCL runtime decides to </text:span><text:span text:style-name="T9">execute the OpenCL kernels. <text:s/></text:span><text:span text:style-name="T10">I modified the algorithm such that the input array </text:span><text:span text:style-name="T11">is split up evenly amongst the global </text:span><text:span text:style-name="T17">work-size.</text:span><text:span text:style-name="T11"> <text:s/></text:span><text:span text:style-name="T12">In particular, all OpenCL instances get some multiple of 16 bytes on which to operate, all of which are equally sized except one OpenCL instance which will be allocated whatever remains of the input array (i.e. given N = 128 bytes, G = 3, then 2 instances will operate on floor(</text:span><text:span text:style-name="T13">(</text:span><text:span text:style-name="T12">N/</text:span><text:span text:style-name="T13">16)</text:span><text:span text:style-name="T12">/G)*</text:span><text:span text:style-name="T13">G*16</text:span><text:span text:style-name="T12"> = 48 bytes and 1 instances will operate on </text:span><text:span text:style-name="T13">N - </text:span><text:span text:style-name="T12">floor(</text:span><text:span text:style-name="T13">(</text:span><text:span text:style-name="T12">N/</text:span><text:span text:style-name="T13">16)</text:span><text:span text:style-name="T12">/G)*</text:span><text:span text:style-name="T13">G*16 = </text:span><text:span text:style-name="T12">32 bytes). <text:s/></text:span><text:span text:style-name="T14">I performed timing experiments on a 128MB input array, </text:span><text:span text:style-name="T15">and varied the global work size from </text:span><text:span text:style-name="T19">1</text:span><text:span text:style-name="T15"> up to 16.</text:span></text:p>
      <text:p text:style-name="P3"><draw:frame draw:style-name="fr1" draw:name="graphics1" text:anchor-type="paragraph" svg:y="0.212cm" svg:width="16.092cm" svg:height="8.784cm" draw:z-index="0"><draw:image xlink:href="Pictures/20000002000000A300000059FB8FAF61.eps" xlink:type="simple" xlink:show="embed" xlink:actuate="onLoad"/></draw:frame><text:span text:style-name="T9"/></text:p>
      <text:p text:style-name="P5"><text:span text:style-name="T16">Figure 1: AES encrypt throughput over variable global work-size</text:span></text:p>
      <text:p text:style-name="P3"><text:span text:style-name="T9"/></text:p>
      <text:p text:style-name="P9"><text:span text:style-name="T20">From the graph, </text:span><text:span text:style-name="T52">we can see that the maximum throughput achieved is 9929.65 bytes/ms (~ 9.47 MB/s) when using a global work-size of 4.</text:span><text:span text:style-name="T50"> <text:s/></text:span></text:p>
      <text:p text:style-name="P9"><text:span text:style-name="T20"/></text:p>
      <text:p text:style-name="P9"><text:span text:style-name="T51"/></text:p>
      <text:p text:style-name="P12"><text:span text:style-name="T51">G</text:span><text:span text:style-name="T21">oing from a global work-size of one up to four, we see </text:span><text:span text:style-name="T22">a linear speedup in encryption throughput </text:span><text:span text:style-name="T23">(going from global work-size of 1 to 2 we see a 2487.03 bytes/ms speedup, 2 to 3 we see 2475.66 bytes/ms, and 3 to 4 we see 2472.17 bytes/ms). <text:s/></text:span><text:span text:style-name="T25">These linear speedups going from a global work-size of 1 up to 4 are consistent with the Adreno 320 having 4 cores (utilizing an additional core for each increase in global work-size). </text:span><text:span text:style-name="T24">When we reach a global work</text:span><text:span text:style-name="T26">-</text:span><text:span text:style-name="T24">size of </text:span><text:span text:style-name="T27">five</text:span><text:span text:style-name="T28">, we see </text:span><text:span text:style-name="T32">the worst </text:span><text:span text:style-name="T28">decrease in encryption throughput (3712.83 bytes/ms)</text:span><text:span text:style-name="T24">. <text:s/></text:span><text:span text:style-name="T29">This is most likely due to the OpenCL </text:span><text:span text:style-name="T30">runtime </text:span><text:span text:style-name="T29">scheduling 4 simultaneous </text:span><text:span text:style-name="T31">OpenCL </text:span><text:span text:style-name="T33">kernel </text:span><text:span text:style-name="T31">instances </text:span><text:span text:style-name="T33">that operate </text:span><text:span text:style-name="T36">on 1/5 of the input array</text:span><text:span text:style-name="T33">, with a single OpenCL instance </text:span><text:span text:style-name="T34">running </text:span><text:span text:style-name="T37">on</text:span><text:span text:style-name="T34"> </text:span><text:span text:style-name="T53">the remaining </text:span><text:span text:style-name="T35">1/5 </text:span><text:span text:style-name="T53">only </text:span><text:span text:style-name="T37">after the first 4 complete</text:span><text:span text:style-name="T35">.</text:span></text:p>
      <text:p text:style-name="P7"><text:span text:style-name="T35"/></text:p>
      <text:p text:style-name="P8"><text:span text:style-name="T38">The throughput degrades the most for global work-sizes that that are 1 modulo 4 since </text:span><text:span text:style-name="T54">given </text:span><text:span text:style-name="T55">that </text:span><text:span text:style-name="T38">instances </text:span><text:span text:style-name="T54">will </text:span><text:span text:style-name="T38">tend complete in roughly the same time </text:span><text:span text:style-name="T56">(same data size and instructions executed)</text:span><text:span text:style-name="T38">, there will tend to a point at which only one </text:span><text:span text:style-name="T39">GPU core will be utilized, </text:span><text:span text:style-name="T57">thus </text:span><text:span text:style-name="T38">reducing parallelism </text:span><text:span text:style-name="T40">(similarly for 2 modulo 4, and 3 modulo 4)</text:span><text:span text:style-name="T38">. <text:s/></text:span><text:span text:style-name="T41">As we increase in </text:span><text:span text:style-name="T44">global work</text:span><text:span text:style-name="T45">-</text:span><text:span text:style-name="T44">size</text:span><text:span text:style-name="T41">, </text:span><text:span text:style-name="T42">the degradation is less since </text:span><text:span text:style-name="T43">the point at which we aren't maximally using all 4 GPU cores </text:span><text:span text:style-name="T46">operates </text:span><text:span text:style-name="T43">over less of the input array </text:span><text:span text:style-name="T47">(</text:span><text:span text:style-name="T48">in particular, N/G</text:span><text:span text:style-name="T47">)</text:span><text:span text:style-name="T43">.</text:span></text:p>
      <text:p text:style-name="P8"><text:span text:style-name="T43"/></text:p>
      <text:p text:style-name="P10"><text:span text:style-name="T58">As suggested by Sahil, I investigated the OpenCL code to ensure operations we</text:span><text:span text:style-name="T59">re</text:span><text:span text:style-name="T58"> not performed repeatedly on global memory, since this is the slowest memory in the OpenCL memory hierarchy. <text:s/>Indeed, the OpenCL code uses local variables for repeatedly </text:span><text:span text:style-name="T60">mutating </text:span><text:span text:style-name="T58">memory </text:span><text:span text:style-name="T60">before writing to the global memory buffer</text:span><text:span text:style-name="T58">.</text:span></text:p>
      <text:p text:style-name="P10"><text:span text:style-name="T58"/></text:p>
      <text:p text:style-name="P11"><text:span text:style-name="T61">References</text:span></text:p>
      <text:p text:style-name="P3"><text:span text:style-name="T9"/></text:p>
      <text:p text:style-name="P6"><text:span text:style-name="T18">[1] </text:span><text:a xlink:type="simple" xlink:href="http://pdadb.net/index.php?m=cpu&amp;id=a8960dt&amp;c=qualcomm_snapdragon_s4_pro_msm8960dt"><text:span text:style-name="T18">http://pdadb.net/index.php?m=cpu&amp;id=a8960dt&amp;c=qualcomm_snapdragon_s4_pro_msm8960dt</text:span></text:a></text:p>
      <text:p text:style-name="P6"><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11-18T01:43:05</meta:creation-date>
    <dc:date>2013-11-18T03:14:02</dc:date>
    <dc:creator>james </dc:creator>
    <meta:editing-duration>PT1H26M19S</meta:editing-duration>
    <meta:editing-cycles>73</meta:editing-cycles>
    <meta:generator>LibreOffice/4.0.2.2$Linux_X86_64 LibreOffice_project/400m0$Build-2</meta:generator>
    <meta:document-statistic meta:table-count="0" meta:image-count="1" meta:object-count="0" meta:page-count="2" meta:paragraph-count="10" meta:word-count="630" meta:character-count="3773" meta:non-whitespace-character-count="3137"/>
  </office:meta>
</office:document-meta>
</file>